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169cm" table:align="left"/>
    </style:style>
    <style:style style:name="Table1.A" style:family="table-column">
      <style:table-column-properties style:column-width="4.221cm"/>
    </style:style>
    <style:style style:name="Table1.B" style:family="table-column">
      <style:table-column-properties style:column-width="3.94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6" style:family="paragraph" style:parent-style-name="Quotations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6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 <text:span text:style-name="Source_20_Text">&lt;article&gt;</text:span> no HTML?</text:h>
      <text:p text:style-name="P7">O <text:span text:style-name="Strong_20_Emphasis"><text:span text:style-name="Source_20_Text">&lt;article&gt;</text:span></text:span> é uma <text:span text:style-name="Strong_20_Emphasis">tag semântica</text:span> usada para representar um <text:span text:style-name="Strong_20_Emphasis">conteúdo independente e completo</text:span>.</text:p>
      <text:p text:style-name="P7">👉 Independente significa:</text:p>
      <text:p text:style-name="P6">Ele <text:span text:style-name="Strong_20_Emphasis">faz sentido sozinho</text:span>, mesmo fora da página.</text:p>
      <text:p text:style-name="P7">Se você pegar um <text:span text:style-name="Source_20_Text">&lt;article&gt;</text:span> e colocar em outro site, feed ou página, ele <text:span text:style-name="Strong_20_Emphasis">continua compreensível</text:span>.</text:p>
      <text:p text:style-name="Horizontal_20_Line"/>
      <text:h text:style-name="P1" text:outline-level="2">Exemplos de coisas que são <text:span text:style-name="Source_20_Text">&lt;article&gt;</text:span></text:h>
      <text:p text:style-name="P7">Use <text:span text:style-name="Source_20_Text">&lt;article&gt;</text:span> para:</text:p>
      <text:list text:style-name="L1">
        <text:list-item>
          <text:p text:style-name="P8">Post de blog</text:p>
        </text:list-item>
        <text:list-item>
          <text:p text:style-name="P9">Notícia</text:p>
        </text:list-item>
        <text:list-item>
          <text:p text:style-name="P9">Artigo</text:p>
        </text:list-item>
        <text:list-item>
          <text:p text:style-name="P9">Comentário de usuário</text:p>
        </text:list-item>
        <text:list-item>
          <text:p text:style-name="P9">Post de fórum</text:p>
        </text:list-item>
        <text:list-item>
          <text:p text:style-name="P9">Card de produto</text:p>
        </text:list-item>
        <text:list-item>
          <text:p text:style-name="P9">Publicação em feed</text:p>
        </text:list-item>
      </text:list>
      <text:p text:style-name="P7">📌 Regra prática:</text:p>
      <text:p text:style-name="P6">Se pode ser compartilhado sozinho, provavelmente é um <text:span text:style-name="Source_20_Text">&lt;article&gt;</text:span>.</text:p>
      <text:p text:style-name="Horizontal_20_Line"/>
      <text:h text:style-name="P1" text:outline-level="2">Exemplo simples de <text:span text:style-name="Source_20_Text">&lt;article&gt;</text:span></text:h>
      <text:p text:style-name="P3"><text:span text:style-name="Source_20_Text">&lt;article&gt;</text:span></text:p>
      <text:p text:style-name="P4"><text:span text:style-name="Source_20_Text"><text:s text:c="2"/>&lt;h2&gt;O que é HTML?&lt;/h2&gt;</text:span></text:p>
      <text:p text:style-name="P4"><text:span text:style-name="Source_20_Text"><text:s text:c="2"/>&lt;p&gt;HTML é uma linguagem de marcação usada para criar páginas web.&lt;/p&gt;</text:span></text:p>
      <text:p text:style-name="P5"><text:span text:style-name="Source_20_Text">&lt;/article&gt;</text:span></text:p>
      <text:p text:style-name="P7">👉 Esse conteúdo tem:</text:p>
      <text:list text:style-name="L2">
        <text:list-item>
          <text:p text:style-name="P10">Um tema único</text:p>
        </text:list-item>
        <text:list-item>
          <text:p text:style-name="P11">Um começo, meio e fim</text:p>
        </text:list-item>
        <text:list-item>
          <text:p text:style-name="P11">Sentido completo por si só</text:p>
        </text:list-item>
      </text:list>
      <text:p text:style-name="Horizontal_20_Line"/>
      <text:h text:style-name="P1" text:outline-level="2"><text:soft-page-break/><text:span text:style-name="Source_20_Text">&lt;article&gt;</text:span> dentro de um site real</text:h>
      <text:p text:style-name="P3"><text:span text:style-name="Source_20_Text">&lt;main&gt;</text:span></text:p>
      <text:p text:style-name="P4"><text:span text:style-name="Source_20_Text"><text:s text:c="2"/>&lt;article&gt;</text:span></text:p>
      <text:p text:style-name="P4"><text:span text:style-name="Source_20_Text"><text:s text:c="4"/>&lt;h2&gt;Aprendendo HTML&lt;/h2&gt;</text:span></text:p>
      <text:p text:style-name="P4"><text:span text:style-name="Source_20_Text"><text:s text:c="4"/>&lt;p&gt;HTML é a base do desenvolvimento web.&lt;/p&gt;</text:span></text:p>
      <text:p text:style-name="P4"><text:span text:style-name="Source_20_Text"><text:s text:c="2"/>&lt;/article&gt;</text:span></text:p>
      <text:p text:style-name="P4"/>
      <text:p text:style-name="P4"><text:span text:style-name="Source_20_Text"><text:s text:c="2"/>&lt;article&gt;</text:span></text:p>
      <text:p text:style-name="P4"><text:span text:style-name="Source_20_Text"><text:s text:c="4"/>&lt;h2&gt;Aprendendo CSS&lt;/h2&gt;</text:span></text:p>
      <text:p text:style-name="P4"><text:span text:style-name="Source_20_Text"><text:s text:c="4"/>&lt;p&gt;CSS é usado para estilizar páginas.&lt;/p&gt;</text:span></text:p>
      <text:p text:style-name="P4"><text:span text:style-name="Source_20_Text"><text:s text:c="2"/>&lt;/article&gt;</text:span></text:p>
      <text:p text:style-name="P5"><text:span text:style-name="Source_20_Text">&lt;/main&gt;</text:span></text:p>
      <text:p text:style-name="P7">👉 Cada <text:span text:style-name="Source_20_Text">&lt;article&gt;</text:span> é <text:span text:style-name="Strong_20_Emphasis">independente</text:span>, mesmo estando na mesma página.</text:p>
      <text:p text:style-name="Horizontal_20_Line"/>
      <text:h text:style-name="P1" text:outline-level="2"><text:span text:style-name="Source_20_Text">&lt;header&gt;</text:span> e <text:span text:style-name="Source_20_Text">&lt;footer&gt;</text:span> dentro do <text:span text:style-name="Source_20_Text">&lt;article&gt;</text:span></text:h>
      <text:p text:style-name="P7">Um <text:span text:style-name="Source_20_Text">&lt;article&gt;</text:span> pode (e normalmente deve) ter:</text:p>
      <text:list text:style-name="L3">
        <text:list-item>
          <text:p text:style-name="P12"><text:span text:style-name="Source_20_Text">&lt;header&gt;</text:span> → título, autor, data</text:p>
        </text:list-item>
        <text:list-item>
          <text:p text:style-name="P13"><text:span text:style-name="Source_20_Text">&lt;footer&gt;</text:span> → autor, tags, comentários, links</text:p>
        </text:list-item>
      </text:list>
      <text:p text:style-name="P7">Exemplo:</text:p>
      <text:p text:style-name="P3"><text:span text:style-name="Source_20_Text">&lt;article&gt;</text:span></text:p>
      <text:p text:style-name="P4"><text:span text:style-name="Source_20_Text"><text:s text:c="2"/>&lt;header&gt;</text:span></text:p>
      <text:p text:style-name="P4"><text:span text:style-name="Source_20_Text"><text:s text:c="4"/>&lt;h2&gt;O que é HTML?&lt;/h2&gt;</text:span></text:p>
      <text:p text:style-name="P4"><text:span text:style-name="Source_20_Text"><text:s text:c="4"/>&lt;p&gt;Publicado em 20/01/2026&lt;/p&gt;</text:span></text:p>
      <text:p text:style-name="P4"><text:span text:style-name="Source_20_Text"><text:s text:c="2"/>&lt;/header&gt;</text:span></text:p>
      <text:p text:style-name="P4"/>
      <text:p text:style-name="P4"><text:span text:style-name="Source_20_Text"><text:s text:c="2"/>&lt;p&gt;HTML é a linguagem de marcação usada para criar páginas web.&lt;/p&gt;</text:span></text:p>
      <text:p text:style-name="P4"/>
      <text:p text:style-name="P4"><text:span text:style-name="Source_20_Text"><text:s text:c="2"/>&lt;footer&gt;</text:span></text:p>
      <text:p text:style-name="P4"><text:span text:style-name="Source_20_Text"><text:s text:c="4"/>&lt;p&gt;Autor: João&lt;/p&gt;</text:span></text:p>
      <text:p text:style-name="P4"><text:span text:style-name="Source_20_Text"><text:s text:c="2"/>&lt;/footer&gt;</text:span></text:p>
      <text:p text:style-name="P5"><text:span text:style-name="Source_20_Text">&lt;/article&gt;</text:span></text:p>
      <text:p text:style-name="Horizontal_20_Line"/>
      <text:h text:style-name="P1" text:outline-level="2">Diferença entre <text:span text:style-name="Source_20_Text">&lt;article&gt;</text:span> e <text:span text:style-name="Source_20_Text">&lt;section&gt;</text:span></text:h>
      <text:p text:style-name="P7">Essa confunde muita gente 👀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20_Text">&lt;article&gt;</text:span></text:p>
            </table:table-cell>
            <table:table-cell table:style-name="Table1.A1" office:value-type="string">
              <text:p text:style-name="Table_20_Heading"><text:span text:style-name="Source_20_Text">&lt;section&gt;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Conteúdo independente</text:p>
          </table:table-cell>
          <table:table-cell table:style-name="Table1.A1" office:value-type="string">
            <text:p text:style-name="Table_20_Contents">Parte de um conteúdo</text:p>
          </table:table-cell>
        </table:table-row>
        <table:table-row>
          <table:table-cell table:style-name="Table1.A1" office:value-type="string">
            <text:p text:style-name="Table_20_Contents">Faz sentido sozinho</text:p>
          </table:table-cell>
          <table:table-cell table:style-name="Table1.A1" office:value-type="string">
            <text:p text:style-name="Table_20_Contents">Depende do contexto</text:p>
          </table:table-cell>
        </table:table-row>
        <table:table-row>
          <table:table-cell table:style-name="Table1.A1" office:value-type="string">
            <text:p text:style-name="Table_20_Contents">Pode ser compartilhado</text:p>
          </table:table-cell>
          <table:table-cell table:style-name="Table1.A1" office:value-type="string">
            <text:p text:style-name="Table_20_Contents">Não costuma ser</text:p>
          </table:table-cell>
        </table:table-row>
      </table:table>
      <text:h text:style-name="P2" text:outline-level="3">Regra de ouro:</text:h>
      <text:list text:style-name="L4">
        <text:list-item>
          <text:p text:style-name="P14">Se é <text:span text:style-name="Strong_20_Emphasis">autônomo</text:span> → <text:span text:style-name="Source_20_Text">&lt;article&gt;</text:span></text:p>
        </text:list-item>
        <text:list-item>
          <text:p text:style-name="P15">Se é uma <text:span text:style-name="Strong_20_Emphasis">divisão temática</text:span> → <text:span text:style-name="Source_20_Text">&lt;section&gt;</text:span></text:p>
        </text:list-item>
      </text:list>
      <text:p text:style-name="Horizontal_20_Line"/>
      <text:h text:style-name="P1" text:outline-level="2"><text:soft-page-break/>Diferença entre <text:span text:style-name="Source_20_Text">&lt;article&gt;</text:span> e <text:span text:style-name="Source_20_Text">&lt;div&gt;</text:span></text:h>
      <text:list text:style-name="L5">
        <text:list-item>
          <text:p text:style-name="P16"><text:span text:style-name="Source_20_Text">&lt;article&gt;</text:span> → <text:span text:style-name="Strong_20_Emphasis">tem significado</text:span></text:p>
        </text:list-item>
        <text:list-item>
          <text:p text:style-name="P17"><text:span text:style-name="Source_20_Text">&lt;div&gt;</text:span> → <text:span text:style-name="Strong_20_Emphasis">não tem significado</text:span></text:p>
        </text:list-item>
      </text:list>
      <text:p text:style-name="P7">👉 Use <text:span text:style-name="Source_20_Text">&lt;div&gt;</text:span> só quando <text:span text:style-name="Strong_20_Emphasis">nenhuma tag semântica se encaixar</text:span>.</text:p>
      <text:p text:style-name="Horizontal_20_Line"/>
      <text:h text:style-name="P1" text:outline-level="2"><text:span text:style-name="Source_20_Text">&lt;article&gt;</text:span> pode ter <text:span text:style-name="Source_20_Text">&lt;aside&gt;</text:span>?</text:h>
      <text:p text:style-name="P7">✅ Sim!</text:p>
      <text:p text:style-name="P3"><text:span text:style-name="Source_20_Text">&lt;article&gt;</text:span></text:p>
      <text:p text:style-name="P4"><text:span text:style-name="Source_20_Text"><text:s text:c="2"/>&lt;h2&gt;O que é HTML?&lt;/h2&gt;</text:span></text:p>
      <text:p text:style-name="P4"/>
      <text:p text:style-name="P4"><text:span text:style-name="Source_20_Text"><text:s text:c="2"/>&lt;p&gt;HTML é usado para estruturar páginas.&lt;/p&gt;</text:span></text:p>
      <text:p text:style-name="P4"/>
      <text:p text:style-name="P4"><text:span text:style-name="Source_20_Text"><text:s text:c="2"/>&lt;aside&gt;</text:span></text:p>
      <text:p text:style-name="P4"><text:span text:style-name="Source_20_Text"><text:s text:c="4"/>&lt;h3&gt;Dica&lt;/h3&gt;</text:span></text:p>
      <text:p text:style-name="P4"><text:span text:style-name="Source_20_Text"><text:s text:c="4"/>&lt;p&gt;Use tags semânticas para melhorar o SEO.&lt;/p&gt;</text:span></text:p>
      <text:p text:style-name="P4"><text:span text:style-name="Source_20_Text"><text:s text:c="2"/>&lt;/aside&gt;</text:span></text:p>
      <text:p text:style-name="P5"><text:span text:style-name="Source_20_Text">&lt;/article&gt;</text:span></text:p>
      <text:p text:style-name="P7">👉 O <text:span text:style-name="Source_20_Text">&lt;aside&gt;</text:span> complementa o <text:span text:style-name="Source_20_Text">&lt;article&gt;</text:span>.</text:p>
      <text:p text:style-name="Horizontal_20_Line"/>
      <text:h text:style-name="P1" text:outline-level="2">Quando NÃO usar <text:span text:style-name="Source_20_Text">&lt;article&gt;</text:span>?</text:h>
      <text:p text:style-name="P7">❌ Para layout<text:line-break/>❌ Para agrupar qualquer coisa<text:line-break/>❌ Para conteúdo que depende totalmente do contexto</text:p>
      <text:p text:style-name="P7">Exemplo errado:</text:p>
      <text:p text:style-name="P3"><text:span text:style-name="Source_20_Text">&lt;article&gt;</text:span></text:p>
      <text:p text:style-name="P4"><text:span text:style-name="Source_20_Text"><text:s text:c="2"/>&lt;button&gt;Enviar&lt;/button&gt;</text:span></text:p>
      <text:p text:style-name="P5"><text:span text:style-name="Source_20_Text">&lt;/article&gt;</text:span></text:p>
      <text:p text:style-name="Horizontal_20_Line"/>
      <text:h text:style-name="P1" text:outline-level="2">Resumo final</text:h>
      <text:list text:style-name="L6">
        <text:list-item>
          <text:p text:style-name="P18"><text:span text:style-name="Source_20_Text">&lt;article&gt;</text:span> representa <text:span text:style-name="Strong_20_Emphasis">conteúdo independente</text:span></text:p>
        </text:list-item>
        <text:list-item>
          <text:p text:style-name="P19">Muito usado para <text:span text:style-name="Strong_20_Emphasis">posts, notícias e publicações</text:span></text:p>
        </text:list-item>
        <text:list-item>
          <text:p text:style-name="P19">Pode conter <text:span text:style-name="Source_20_Text">&lt;header&gt;</text:span>, <text:span text:style-name="Source_20_Text">&lt;footer&gt;</text:span> e <text:span text:style-name="Source_20_Text">&lt;aside&gt;</text:span></text:p>
        </text:list-item>
        <text:list-item>
          <text:p text:style-name="P19">Ajuda no <text:span text:style-name="Strong_20_Emphasis">SEO e acessibilidade</text:span></text:p>
        </text:list-item>
        <text:list-item>
          <text:p text:style-name="P19">Melhor que <text:span text:style-name="Source_20_Text">&lt;div&gt;</text:span> quando há significado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16:49.536178664</meta:creation-date>
    <dc:date>2026-01-25T19:17:04.494384690</dc:date>
    <meta:editing-duration>PT15S</meta:editing-duration>
    <meta:editing-cycles>1</meta:editing-cycles>
    <meta:document-statistic meta:table-count="1" meta:image-count="0" meta:object-count="0" meta:page-count="3" meta:paragraph-count="92" meta:word-count="392" meta:character-count="2478" meta:non-whitespace-character-count="2131"/>
    <meta:generator>1Doc/1.5.0.$MacOSX_X86_64 LibreOffice_project/2f9b6e7260225c6c2c1401d17cb7be8dc4e3347b</meta:generator>
  </office:meta>
</office:document-meta>
</file>